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8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0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8" table:number-columns-repeated="2"/>
          <table:table-cell table:style-name="ce48" office:value-type="string">
            <text:p>GPS</text:p>
          </table:table-cell>
          <table:table-cell table:style-name="ce50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4-10_21-02-10_000.jpg</text:p>
          </table:table-cell>
          <table:table-cell table:style-name="ce27" office:value-type="string">
            <text:p><text:s/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4-11_02-43-04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4-11_07-38-26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4-11_13-25-09_000.jpg</text:p>
          </table:table-cell>
          <table:table-cell table:style-name="ce36" office:value-type="string">
            <text:p>:m RES 1*2 / free# JVEMV6 68#_224:1 / 68. theoretical-physics(tp) / w=~,topics=回転座標系、ベクトル,other=~,doc=r-8-1~4.1.4#3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RES 1*2 / free# JVEMV6 68#_224:1 / 68. theoretical-physics(tp) / w=~,topics=回転座標系、ベクトル,other=~,doc=r-8-1~4.1.4#3">
            <text:p>:m RES 1*2 / free# JVEMV6 68#_224:1 / 68. theoretical-physics(tp) / w=~,topics=回転座標系、ベクトル,other=~,doc=r-8-1~4.1.4#3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4-11_13-25-25_000.jpg</text:p>
          </table:table-cell>
          <table:table-cell table:style-name="ce36" office:value-type="string">
            <text:p>:m RES 2*2 / free# JVEMV6 68#_224:1 / 68. theoretical-physics(tp) / w=~,topics=回転座標系、ベクトル,other=calc+:-1.1:外積３重積：位置ベクトルと角速度ベクトルとの外積,doc=r-8-1~4.1.4#7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RES 2*2 / free# JVEMV6 68#_224:1 / 68. theoretical-physics(tp) / w=~,topics=回転座標系、ベクトル,other=calc+:-1.1:外積３重積：位置ベクトルと角速度ベクトルとの外積,doc=r-8-1~4.1.4#7">
            <text:p>:m RES 2*2 / free# JVEMV6 68#_224:1 / 68. theoretical-physics(tp) / w=~,topics=回転座標系、ベクトル,other=calc+:-1.1:外積３重積：位置ベクトルと角速度ベクトルとの外積,doc=r-8-1~4.1.4#7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4-11_13-36-17_000.jpg</text:p>
          </table:table-cell>
          <table:table-cell table:style-name="ce36" office:value-type="string">
            <text:p>:m RES 1*1 / free# JVEMV6 68#_id=76FL / 68. theoretical-physics(tp) / w=~,topics=configurations-related:`トポロジー行列（自作）`,other=~,s=~,i=~,doc=~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RES 1*1 / free# JVEMV6 68#_id=76FL / 68. theoretical-physics(tp) / w=~,topics=configurations-related:`トポロジー行列（自作）`,other=~,s=~,i=~,doc=~ ">
            <text:p>:m RES 1*1 / free# JVEMV6 68#_id=76FL / 68. theoretical-physics(tp) / w=~,topics=configurations-related:`トポロジー行列（自作）`,other=~,s=~,i=~,doc=~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4-11_15-22-39_000.jpg</text:p>
          </table:table-cell>
          <table:table-cell table:style-name="ce27" office:value-type="string">
            <text:p><text:s/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 :m 食べた物 ">
            <text:p><text:s/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04-11_16-09-35_000.jpg</text:p>
          </table:table-cell>
          <table:table-cell table:style-name="ce36" office:value-type="string">
            <text:p>:m :篠笛,shinobue #*# / memo:practice / practice-id=3 / picture=~,content=~,for=transition,other=hole:4`-7`;7`-4`-3` / N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:篠笛,shinobue #*# / memo:practice / practice-id=3 / picture=~,content=~,for=transition,other=hole:4`-7`;7`-4`-3` / N~">
            <text:p>:m :篠笛,shinobue #*# / memo:practice / practice-id=3 / picture=~,content=~,for=transition,other=hole:4`-7`;7`-4`-3` / N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9"/>
          <table:table-cell table:style-name="ce11"/>
          <table:table-cell table:style-name="ce11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0"/>
          <table:table-cell table:style-name="ce20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6]=&quot;&quot;;[.C56];CONCATENATE([.C56];&quot; / &quot;;[.E5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8]=&quot;&quot;;[.C58];CONCATENATE([.C58];&quot; / &quot;;[.E5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0"/>
          <table:table-cell table:style-name="ce49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0"/>
          <table:table-cell table:style-name="ce20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number-columns-repeated="2" table:style-name="ce20" office:value-type="string">
            <text:p>*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80]=&quot;&quot;;[.C80];CONCATENATE([.C80];&quot; / &quot;;[.E80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<text:s/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<text:s/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17])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3" office:value-type="string">
            <text:p>XXX</text:p>
          </table:table-cell>
          <table:table-cell table:style-name="ce46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7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2">2022/04/12</text:date>, <text:time>11:50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4-12T11:50:22.18</dc:date>
    <dc:creator>iwabuchi ken</dc:creator>
    <meta:editing-duration>P45DT19H26M38S</meta:editing-duration>
    <meta:editing-cycles>14908</meta:editing-cycles>
    <meta:document-statistic meta:table-count="2" meta:cell-count="477" meta:object-count="0"/>
    <meta:user-defined meta:name="qrichtext">1</meta:user-defined>
  </office:meta>
</office:document-meta>
</file>